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01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01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01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19e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01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c870ca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c7a2b9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001fa4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019ed7" style:font-name-asian="Courier New" style:font-size-asian="10pt" style:font-name-complex="Courier New" style:font-size-complex="10pt"/>
    </style:style>
    <style:style style:name="T6" style:family="text">
      <style:text-properties style:font-name="Times New Roman" style:font-name-asian="Courier New" style:font-name-complex="Courier New"/>
    </style:style>
    <style:style style:name="T7" style:family="text">
      <style:text-properties style:font-name="Times New Roman" officeooo:rsid="005a182b" style:font-name-asian="Courier New" style:font-name-complex="Courier New"/>
    </style:style>
    <style:style style:name="T8" style:family="text">
      <style:text-properties style:font-name="Times New Roman" officeooo:rsid="00001fa4" style:font-name-asian="Courier New" style:font-name-complex="Courier New"/>
    </style:style>
    <style:style style:name="T9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7"><draw:frame draw:style-name="fr2" draw:name="Object7" text:anchor-type="as-char" svg:y="-0.1244in" svg:width="1.5709in" svg:height="0.1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7"><draw:frame draw:style-name="fr2" draw:name="Object8" text:anchor-type="as-char" svg:y="-0.2083in" svg:width="1.2346in" svg:height="0.3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6"><draw:frame draw:style-name="fr2" draw:name="Object32" text:anchor-type="as-char" svg:y="-0.2083in" svg:width="1.2957in" svg:height="0.3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9" text:anchor-type="as-char" svg:y="-0.2339in" svg:width="2.4126in" svg:height="0.37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><draw:frame draw:style-name="fr1" draw:name="Object31" text:anchor-type="as-char" svg:y="-0.3382in" svg:width="2.5701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5"><text:span text:style-name="MathematicaFormatStandardForm"><text:span text:style-name="T4">This is from much earlier – a few years back.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34" text:anchor-type="as-char" svg:y="-0.228in" svg:width="1.2866in" svg:height="0.36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33" text:anchor-type="as-char" svg:y="-0.228in" svg:width="1.2866in" svg:height="0.368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3">Suppose we have</text:span></text:span></text:p>
      <text:p text:style-name="P2"><text:span text:style-name="MathematicaFormatStandardForm"><text:span text:style-name="T3"/></text:span></text:p>
      <text:p text:style-name="P2"><text:span text:style-name="MathematicaFormatStandardForm"><text:span text:style-name="T1"><draw:frame draw:style-name="fr1" draw:name="Object135" text:anchor-type="as-char" svg:y="-0.2339in" svg:width="2.4717in" svg:height="0.3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><draw:frame draw:style-name="fr1" draw:name="Object136" text:anchor-type="as-char" svg:y="-0.2339in" svg:width="1.7654in" svg:height="0.37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><draw:frame draw:style-name="fr1" draw:name="Object137" text:anchor-type="as-char" svg:y="-0.2465in" svg:width="1.7437in" svg:height="0.386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3">So what is </text:span></text:span><text:span text:style-name="MathematicaFormatStandardForm"><text:span text:style-name="T1"><draw:frame draw:style-name="fr1" draw:name="Object138" text:anchor-type="as-char" svg:y="-0.1244in" svg:width="0.4252in" svg:height="0.17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3">I already have the two identities listed above. <text:s/>From testing, I know that changing z, a, and b all produce logs that only change on prime powers. <text:s/></text:span></text:span><text:span text:style-name="MathematicaFormatStandardForm"><text:span text:style-name="T2">So what is the general formula here?</text:span></text:span></text:p>
      <text:p text:style-name="P3"><text:span text:style-name="MathematicaFormatStandardForm"><text:span text:style-name="T9"/></text:span></text:p>
      <text:p text:style-name="P3"><text:span text:style-name="MathematicaFormatStandardForm"><text:span text:style-name="T4">If a and b are 1, then </text:span></text:span><text:span text:style-name="MathematicaFormatStandardForm"><text:span text:style-name="T1"><draw:frame draw:style-name="fr1" draw:name="Object1" text:anchor-type="as-char" svg:y="-0.1244in" svg:width="1.0839in" svg:height="0.15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5">dz[n_,z_]:=If[n==1,1,Product[Pochhammer[z,p[[2]]]/p[[2]]!,{p,FactorInteger[n]}]]</text:span></text:span></text:p>
      <text:p text:style-name="P4"><text:span text:style-name="MathematicaFormatStandardForm"><text:span text:style-name="T5">Clear[Dd]</text:span></text:span></text:p>
      <text:p text:style-name="P4"><text:span text:style-name="MathematicaFormatStandardForm"><text:span text:style-name="T5">Dd[n_,0,z_,a_,b_]:=UnitStep[n-1]</text:span></text:span></text:p>
      <text:p text:style-name="P4"><text:span text:style-name="MathematicaFormatStandardForm"><text:span text:style-name="T5">Dd[n_,k_,z_,a_,b_]:=Dd[n,k,z,a,b]=Sum[dz[j^a,z]^b Dd[Floor[n/j],k-1,z,a,b],{j,1,n}]</text:span></text:span></text:p>
      <text:p text:style-name="P4"><text:span text:style-name="MathematicaFormatStandardForm"><text:span text:style-name="T5">D2[n_,k_,z_,a_,b_]:=Sum[(-1)^(k-j)Binomial[k,j]Dd[n,j,z,a,b],{j,0,k}]</text:span></text:span></text:p>
      <text:p text:style-name="P4"><text:span text:style-name="MathematicaFormatStandardForm"><text:span text:style-name="T5">Dz[n_,zz_,z_,a_,b_]:=Sum[Binomial[zz,j]D2[n,j,z,a,b],{j,0,Log2@n}]</text:span></text:span></text:p>
      <text:p text:style-name="P4"><text:span text:style-name="MathematicaFormatStandardForm"><text:span text:style-name="T5">dz[n_,zz_,z_,a_,b_]:=Dz[n,zz,z,a,b]-Dz[n-1,zz,z,a,b]</text:span></text:span></text:p>
      <text:p text:style-name="P4"><text:span text:style-name="MathematicaFormatStandardForm"><text:span text:style-name="T5">LD[n_,z_,a_,b_]:=Sum[(-1)^(k+1)/k D2[n,k,z,a,b],{k,1,Log2@n}]</text:span></text:span></text:p>
      <text:p text:style-name="P4"><text:span text:style-name="MathematicaFormatStandardForm"><text:span text:style-name="T5">ld[n_,z_,a_,b_]:=LD[n,z,a,b]-LD[n-1,z,a,b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04:13.270000000</meta:creation-date>
    <dc:date>2017-03-14T10:49:13.216000000</dc:date>
    <meta:editing-duration>PT18M32S</meta:editing-duration>
    <meta:editing-cycles>1</meta:editing-cycles>
    <meta:document-statistic meta:table-count="0" meta:image-count="0" meta:object-count="12" meta:page-count="2" meta:paragraph-count="23" meta:word-count="69" meta:character-count="776" meta:non-whitespace-character-count="716"/>
    <meta:generator>LibreOffice/5.2.5.1$Windows_x86 LibreOffice_project/0312e1a284a7d50ca85a365c316c7abbf20a4d22</meta:generator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normal">χ</mi>
                  <mi>k</mi>
                </msub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s</mi>
              <mo stretchy="false">=</mo>
              <mn>0</mn>
            </mrow>
            <mi>t</mi>
          </munderover>
          <msub>
            <mi mathvariant="normal">χ</mi>
            <mi>k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o stretchy="false">∇</mo>
        </mrow>
      </mrow>
      <mtext>*</mtext>
      <mi>log</mi>
      <mrow>
        <mo fence="true" stretchy="false">(</mo>
        <mrow>
          <mrow>
            <mrow>
              <mi>j</mi>
              <mo stretchy="false">⋅</mo>
              <mi>t</mi>
            </mrow>
            <mo stretchy="false">+</mo>
            <mi>s</mi>
          </mrow>
        </mrow>
        <mo fence="true" stretchy="false">)</mo>
      </mrow>
    </mrow>
    <annotation encoding="StarMath 5.0">log (sum from j = 1 to n %chi_k ( j )) = sum from s = 0 to t %chi_k (s) cdot sum from j = 0 to lfloor n over t rfloor  nabla "*"log (j cdot t + s)</annotation>
  </semantics>
</math>
</file>

<file path=Object 10/content.xml><?xml version="1.0" encoding="utf-8"?>
<math xmlns="http://www.w3.org/1998/Math/MathML" display="block">
  <semantics>
    <mrow>
      <mi mathvariant="italic">logD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sub>
                <mi>log</mi>
                <mn>2</mn>
              </msub>
              <mi>n</mi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i>D</mi>
        <mi>k</mi>
      </msub>
      <mi>'</mi>
      <mrow>
        <mo fence="true" stretchy="false">(</mo>
        <mrow>
          <mi>n</mi>
        </mrow>
        <mo fence="true" stretchy="false">)</mo>
      </mrow>
    </mrow>
    <annotation encoding="StarMath 5.0">logD( n ) = sum from k = 1 to {log_2 n} {( -1 )^{ k+1 } over k} D_k'( n )</annotation>
  </semantics>
</math>
</file>

<file path=Object 11/content.xml><?xml version="1.0" encoding="utf-8"?>
<math xmlns="http://www.w3.org/1998/Math/MathML" display="block">
  <semantics>
    <mrow>
      <msub>
        <mi>D</mi>
        <mn>1</mn>
      </msub>
      <mrow>
        <mo fence="true" stretchy="false">(</mo>
        <mrow>
          <mi>n</mi>
        </mrow>
        <mo fence="true" stretchy="false">)</mo>
      </mrow>
    </mrow>
    <annotation encoding="StarMath 5.0">D_1( n )</annotation>
  </semantics>
</math>
</file>

<file path=Object 12/content.xml><?xml version="1.0" encoding="utf-8"?>
<math xmlns="http://www.w3.org/1998/Math/MathML" display="block">
  <semantics>
    <mrow>
      <mi mathvariant="italic">logD</mi>
      <mrow>
        <mrow>
          <mo fence="true" stretchy="false">(</mo>
          <mrow>
            <mi>n</mi>
          </mrow>
          <mo fence="true" stretchy="false">)</mo>
        </mrow>
        <mo stretchy="false">=</mo>
        <mrow>
          <mi>z</mi>
          <mo stretchy="false">⋅</mo>
          <mi mathvariant="normal">Π</mi>
        </mrow>
      </mrow>
      <mrow>
        <mo fence="true" stretchy="false">(</mo>
        <mrow>
          <mi>n</mi>
        </mrow>
        <mo fence="true" stretchy="false">)</mo>
      </mrow>
    </mrow>
    <annotation encoding="StarMath 5.0">logD( n ) = z cdot %PI( n )</annotation>
  </semantics>
</math>
</file>

<file path=Object 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b>
                          <mi mathvariant="normal">χ</mi>
                          <mi>k</mi>
                        </msub>
                      </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χ</mi>
            <mi>k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j</mi>
        </msub>
      </mrow>
    </mrow>
    <annotation encoding="StarMath 5.0">[log (sum from j = 1 to n %chi_k ( j ))]_n = sum from j = 1 to n %chi_k (j) cdot [nabla log %zeta(0)]_j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b>
          <mi>J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[nabla ({%zeta( -a )} over {%zeta(0)})]_n=J_a( n )</annotation>
  </semantics>
</math>
</file>

<file path=Object 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b>
          <mi mathvariant="normal">σ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[nabla (%zeta(-a ) cdot %zeta(0))]_n = %sigma_a( n )</annotation>
  </semantics>
</math>
</file>

<file path=Object 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ϕ</mi>
      </mrow>
      <mrow>
        <mo fence="true" stretchy="false">(</mo>
        <mrow>
          <mi>n</mi>
        </mrow>
        <mo fence="true" stretchy="false">)</mo>
      </mrow>
    </mrow>
    <annotation encoding="StarMath 5.0">[nabla ({%zeta( -1 )} over {%zeta(0)})]_n=%phi( n )</annotation>
  </semantics>
</math>
</file>

<file path=Object 6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4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sup>
          <mrow>
            <mo fence="true" stretchy="false">(</mo>
            <mrow>
              <mi>j</mi>
            </mrow>
            <mo fence="true" stretchy="false">)</mo>
          </mrow>
          <mn>2</mn>
        </msup>
        <mo stretchy="false">⋅</mo>
        <msup>
          <mi>j</mi>
          <mrow>
            <mo stretchy="false">−</mo>
            <mi>s</mi>
          </mrow>
        </msup>
      </mrow>
    </mrow>
    <annotation encoding="StarMath 5.0">{%zeta( s )^4}over{ %zeta(2 s) } = sum from j = 1 d( j )^2 cdot j^-s</annotation>
  </semantics>
</math>
</file>

<file path=Object 7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3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row>
          <mo fence="true" stretchy="false">(</mo>
          <mrow>
            <msup>
              <mi>j</mi>
              <mn>2</mn>
            </msup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^3}over{ %zeta(2 s) } = sum from j = 1 d( j^2 ) cdot j^-s</annotation>
  </semantics>
</math>
</file>

<file path=Object 8/content.xml><?xml version="1.0" encoding="utf-8"?>
<math xmlns="http://www.w3.org/1998/Math/MathML" display="block">
  <semantics>
    <mrow>
      <msub>
        <mi>D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d</mi>
            <mi>z</mi>
          </msub>
        </mrow>
      </mrow>
      <mrow>
        <msup>
          <mrow>
            <mo fence="true" stretchy="false">(</mo>
            <mrow>
              <msup>
                <mi>j</mi>
                <mi>a</mi>
              </msup>
            </mrow>
            <mo fence="true" stretchy="false">)</mo>
          </mrow>
          <mi>b</mi>
        </msup>
        <mo stretchy="false">⋅</mo>
        <msub>
          <mi>D</mi>
          <mrow>
            <mi>k</mi>
            <mo stretchy="false">−</mo>
            <mn>1</mn>
          </mrow>
        </msub>
      </mrow>
      <mrow>
        <mo fence="true" stretchy="false">(</mo>
        <mrow>
          <mfrac>
            <mi>n</mi>
            <mi>j</mi>
          </mfrac>
        </mrow>
        <mo fence="true" stretchy="false">)</mo>
      </mrow>
      <mi mathvariant="italic">with</mi>
      <msub>
        <mi>D</mi>
        <mn>0</mn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k( n ) = sum from j = 1 to n d_z( j^a )^b cdot D_{ k-1 }( n over j ) with D_0( n ) = 1</annotation>
  </semantics>
</math>
</file>

<file path=Object 9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i>j</mi>
      </msub>
      <mrow>
        <mo fence="true" stretchy="false">(</mo>
        <mrow>
          <mi>n</mi>
        </mrow>
        <mo fence="true" stretchy="false">)</mo>
      </mrow>
    </mrow>
    <annotation encoding="StarMath 5.0">D_k'( n ) = sum from j = 0 to k ( -1 )^{ k-j } ( binom{k}{j} )D_j( n )</annotation>
  </semantics>
</math>
</file>